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rfc-language-tag="en-150" fo:language="en"/>
    </style:style>
    <style:style style:name="T3" style:parent-style-name="Hyperlink" style:family="text">
      <style:text-properties style:rfc-language-tag="en-150" fo:language="en"/>
    </style:style>
    <style:style style:name="T4" style:parent-style-name="DefaultParagraphFont" style:family="text">
      <style:text-properties style:rfc-language-tag="en-150" fo:language="en"/>
    </style:style>
    <style:style style:name="T5" style:parent-style-name="DefaultParagraphFont" style:family="text">
      <style:text-properties style:rfc-language-tag="en-150" fo:language="en"/>
    </style:style>
    <style:style style:name="T6" style:parent-style-name="DefaultParagraphFont" style:family="text">
      <style:text-properties style:rfc-language-tag="en-150" fo:language="en"/>
    </style:style>
    <style:style style:name="T7" style:parent-style-name="DefaultParagraphFont" style:family="text">
      <style:text-properties style:rfc-language-tag="en-150" fo:language="en"/>
    </style:style>
    <style:style style:name="T8" style:parent-style-name="DefaultParagraphFont" style:family="text">
      <style:text-properties style:rfc-language-tag="en-150" fo:language="en"/>
    </style:style>
    <style:style style:name="TableColumn10" style:family="table-column">
      <style:table-column-properties style:column-width="4.8076in"/>
    </style:style>
    <style:style style:name="TableColumn11" style:family="table-column">
      <style:table-column-properties style:column-width="5.1361in"/>
    </style:style>
    <style:style style:name="TableColumn12" style:family="table-column">
      <style:table-column-properties style:column-width="6.4743in"/>
    </style:style>
    <style:style style:name="Table9" style:family="table">
      <style:table-properties style:width="16.418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TableCell1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TableCell1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TableRow17" style:family="table-row">
      <style:table-row-properties/>
    </style:style>
    <style:style style:name="TableCell18" style:family="table-cell">
      <style:table-cell-properties fo:border="0.0104in outset #000000" style:writing-mode="lr-tb" fo:padding-top="0.0104in" fo:padding-left="0.0104in" fo:padding-bottom="0.0104in" fo:padding-right="0.0104in" fo:wrap-option="no-wrap"/>
    </style:style>
    <style:style style:name="T19" style:parent-style-name="Strong" style:family="text">
      <style:text-properties style:font-name="Courier New" style:font-name-complex="Courier New" fo:font-size="10pt" style:font-size-asian="10pt" style:font-size-complex="10pt"/>
    </style:style>
    <style:style style:name="T2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ableCell34" style:family="table-cell">
      <style:table-cell-properties fo:border="0.0104in outset #000000" style:writing-mode="lr-tb" fo:padding-top="0.0104in" fo:padding-left="0.0104in" fo:padding-bottom="0.0104in" fo:padding-right="0.0104in" fo:wrap-option="no-wrap"/>
    </style:style>
    <style:style style:name="T35" style:parent-style-name="Strong" style:family="text">
      <style:text-properties style:font-name="Courier New" style:font-name-complex="Courier New" fo:font-size="10pt" style:font-size-asian="10pt" style:font-size-complex="10pt"/>
    </style:style>
    <style:style style:name="T3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4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4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4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4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4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4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4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4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4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4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5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5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5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ableCell53" style:family="table-cell">
      <style:table-cell-properties fo:border="0.0104in outset #000000" style:writing-mode="lr-tb" fo:padding-top="0.0104in" fo:padding-left="0.0104in" fo:padding-bottom="0.0104in" fo:padding-right="0.0104in" fo:wrap-option="no-wrap"/>
    </style:style>
    <style:style style:name="T54" style:parent-style-name="Strong" style:family="text">
      <style:text-properties style:font-name="Courier New" style:font-name-complex="Courier New" fo:font-size="10pt" style:font-size-asian="10pt" style:font-size-complex="10pt"/>
    </style:style>
    <style:style style:name="T5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5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5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5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5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6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ableRow67" style:family="table-row">
      <style:table-row-properties/>
    </style:style>
    <style:style style:name="TableCell68" style:family="table-cell">
      <style:table-cell-properties fo:border="0.0104in outset #000000" style:writing-mode="lr-tb" fo:padding-top="0.0104in" fo:padding-left="0.0104in" fo:padding-bottom="0.0104in" fo:padding-right="0.0104in" fo:wrap-option="no-wrap"/>
    </style:style>
    <style:style style:name="T69" style:parent-style-name="Strong" style:family="text">
      <style:text-properties style:font-name="Courier New" style:font-name-complex="Courier New" fo:font-size="10pt" style:font-size-asian="10pt" style:font-size-complex="10pt"/>
    </style:style>
    <style:style style:name="T7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7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8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8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8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8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ableCell84" style:family="table-cell">
      <style:table-cell-properties fo:border="0.0104in outset #000000" style:writing-mode="lr-tb" fo:padding-top="0.0104in" fo:padding-left="0.0104in" fo:padding-bottom="0.0104in" fo:padding-right="0.0104in" fo:wrap-option="no-wrap"/>
    </style:style>
    <style:style style:name="T85" style:parent-style-name="Strong" style:family="text">
      <style:text-properties style:font-name="Courier New" style:font-name-complex="Courier New" fo:font-size="10pt" style:font-size-asian="10pt" style:font-size-complex="10pt"/>
    </style:style>
    <style:style style:name="T8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8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8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8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9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9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9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9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9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9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9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9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9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9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ableCell100" style:family="table-cell">
      <style:table-cell-properties fo:border="0.0104in outset #000000" style:writing-mode="lr-tb" fo:padding-top="0.0104in" fo:padding-left="0.0104in" fo:padding-bottom="0.0104in" fo:padding-right="0.0104in" fo:wrap-option="no-wrap"/>
    </style:style>
    <style:style style:name="T101" style:parent-style-name="Strong" style:family="text">
      <style:text-properties style:font-name="Courier New" style:font-name-complex="Courier New" fo:font-size="10pt" style:font-size-asian="10pt" style:font-size-complex="10pt"/>
    </style:style>
    <style:style style:name="T10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0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0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0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0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0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0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0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1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1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1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1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ableColumn115" style:family="table-column">
      <style:table-column-properties style:column-width="3.4736in"/>
    </style:style>
    <style:style style:name="TableColumn116" style:family="table-column">
      <style:table-column-properties style:column-width="3.552in"/>
    </style:style>
    <style:style style:name="TableColumn117" style:family="table-column">
      <style:table-column-properties style:column-width="2.9736in"/>
    </style:style>
    <style:style style:name="Table114" style:family="table">
      <style:table-properties style:width="9.9993in" fo:margin-left="0in" table:align="left"/>
    </style:style>
    <style:style style:name="TableRow118" style:family="table-row">
      <style:table-row-properties/>
    </style:style>
    <style:style style:name="TableCell11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TableCell12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TableCell12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TableRow122" style:family="table-row">
      <style:table-row-properties/>
    </style:style>
    <style:style style:name="TableCell123" style:family="table-cell">
      <style:table-cell-properties fo:border="0.0104in outset #000000" style:writing-mode="lr-tb" fo:padding-top="0.0104in" fo:padding-left="0.0104in" fo:padding-bottom="0.0104in" fo:padding-right="0.0104in" fo:wrap-option="no-wrap"/>
    </style:style>
    <style:style style:name="T124" style:parent-style-name="Strong" style:family="text">
      <style:text-properties style:font-name="Courier New" style:font-name-complex="Courier New" fo:font-size="10pt" style:font-size-asian="10pt" style:font-size-complex="10pt"/>
    </style:style>
    <style:style style:name="T12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2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ableCell127" style:family="table-cell">
      <style:table-cell-properties fo:border="0.0104in outset #000000" style:writing-mode="lr-tb" fo:padding-top="0.0104in" fo:padding-left="0.0104in" fo:padding-bottom="0.0104in" fo:padding-right="0.0104in" fo:wrap-option="no-wrap"/>
    </style:style>
    <style:style style:name="T128" style:parent-style-name="Strong" style:family="text">
      <style:text-properties style:font-name="Courier New" style:font-name-complex="Courier New" fo:font-size="10pt" style:font-size-asian="10pt" style:font-size-complex="10pt"/>
    </style:style>
    <style:style style:name="T12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3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ableCell13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T132" style:parent-style-name="Strong" style:family="text">
      <style:text-properties style:font-name="Courier New" style:font-name-complex="Courier New" fo:font-size="10pt" style:font-size-asian="10pt" style:font-size-complex="10pt"/>
    </style:style>
    <style:style style:name="T13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3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3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3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3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ableRow138" style:family="table-row">
      <style:table-row-properties/>
    </style:style>
    <style:style style:name="TableCell13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T140" style:parent-style-name="Strong" style:family="text">
      <style:text-properties style:font-name="Courier New" style:font-name-complex="Courier New" fo:font-size="10pt" style:font-size-asian="10pt" style:font-size-complex="10pt"/>
    </style:style>
    <style:style style:name="T14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4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4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4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4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4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4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4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4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5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5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5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5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5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5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5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5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5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5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6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6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6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6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ableCell164" style:family="table-cell">
      <style:table-cell-properties fo:border="0.0104in outset #000000" style:writing-mode="lr-tb" fo:padding-top="0.0104in" fo:padding-left="0.0104in" fo:padding-bottom="0.0104in" fo:padding-right="0.0104in" fo:wrap-option="no-wrap"/>
    </style:style>
    <style:style style:name="T165" style:parent-style-name="Strong" style:family="text">
      <style:text-properties style:font-name="Courier New" style:font-name-complex="Courier New" fo:font-size="10pt" style:font-size-asian="10pt" style:font-size-complex="10pt"/>
    </style:style>
    <style:style style:name="T16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6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6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6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7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ableCell171" style:family="table-cell">
      <style:table-cell-properties fo:border="0.0104in outset #000000" style:writing-mode="lr-tb" fo:padding-top="0.0104in" fo:padding-left="0.0104in" fo:padding-bottom="0.0104in" fo:padding-right="0.0104in" fo:wrap-option="no-wrap"/>
    </style:style>
    <style:style style:name="T172" style:parent-style-name="Strong" style:family="text">
      <style:text-properties style:font-name="Courier New" style:font-name-complex="Courier New" fo:font-size="10pt" style:font-size-asian="10pt" style:font-size-complex="10pt"/>
    </style:style>
    <style:style style:name="T17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7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7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7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7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78" style:parent-style-name="DefaultParagraphFont" style:family="text">
      <style:text-properties style:font-name="Courier New" style:font-name-complex="Courier New" fo:font-size="10pt" style:font-size-asian="10pt" style:font-size-complex="10pt"/>
    </style:style>
  </office:automatic-styles>
  <office:body>
    <office:text text:use-soft-page-breaks="true">
      <text:p text:style-name="P1"><text:span text:style-name="T2">Source:<text:s/></text:span><text:a xlink:href="https://forum.live.altium.com/#/posts/203565/559901" office:target-frame-name="_top" xlink:show="replace"><text:span text:style-name="T3">https://forum.live.altium.com/#/posts/203565/559901</text:span></text:a><text:span text:style-name="T4"><text:s/>(</text:span><text:span text:style-name="T5">Rob Evans</text:span><text:span text:style-name="T6">,<text:s/></text:span><text:span text:style-name="T7">March 2014</text:span><text:span text:style-name="T8">)</text:span></text:p>
      <text:p text:style-name="Normal"/>
      <text:h text:style-name="Heading3" text:outline-level="3">IPCB_LayerStack</text:h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h text:style-name="Heading5" text:outline-level="5">IPCB_LayerStack - Deprecated</text:h>
          </table:table-cell>
          <table:table-cell table:style-name="TableCell15">
            <text:h text:style-name="Heading5" text:outline-level="5">IPCB_LayerStack_V7</text:h>
          </table:table-cell>
          <table:table-cell table:style-name="TableCell16">
            <text:h text:style-name="Heading5" text:outline-level="5">IPCB_LayerStack</text:h>
          </table:table-cell>
        </table:table-row>
        <table:table-row table:style-name="TableRow17">
          <table:table-cell table:style-name="TableCell18">
            <text:p text:style-name="NormalWeb"><text:span text:style-name="T19">Method</text:span><text:span text:style-name="HTMLCode">s</text:span><text:span text:style-name="T20"><text:line-break/></text:span><text:span text:style-name="HTMLCode">RemoveFromStack (L : IPCB_LayerObject);  </text:span><text:span text:style-name="T21"><text:line-break/></text:span><text:span text:style-name="HTMLCode">InsertInStackBelow (RefL : IPCB_LayerObject;</text:span><text:span text:style-name="T22"><text:line-break/></text:span><text:span text:style-name="HTMLCode">                      L  : IPCB_LayerObject);  </text:span><text:span text:style-name="T23"><text:line-break/></text:span><text:span text:style-name="HTMLCode">InsertInStackAbove (RefL : IPCB_LayerObject;</text:span><text:span text:style-name="T24"><text:line-break/></text:span><text:span text:style-name="HTMLCode">                      L  : IPCB_LayerObject);  </text:span><text:span text:style-name="T25"><text:line-break/></text:span><text:span text:style-name="HTMLCode">FirstLayer : IPCB_LayerObject; </text:span><text:span text:style-name="T26"><text:line-break/></text:span><text:span text:style-name="HTMLCode">NextLayer (L : IPCB_LayerObject) : IPCB_LayerObject; </text:span><text:span text:style-name="T27"><text:line-break/></text:span><text:span text:style-name="HTMLCode">PreviousLayer (L : IPCB_LayerObject) : IPCB_LayerObject; </text:span><text:span text:style-name="T28"><text:line-break/></text:span><text:span text:style-name="HTMLCode">LastLayer : IPCB_LayerObject; </text:span><text:span text:style-name="T29"><text:line-break/></text:span><text:span text:style-name="HTMLCode">InsertLayer (L : TLayer);</text:span><text:span text:style-name="T30"><text:line-break/></text:span><text:span text:style-name="HTMLCode">LastInternalPlane : IPCB_InternalPlane;</text:span><text:span text:style-name="T31"><text:line-break/></text:span><text:span text:style-name="HTMLCode">FirstAvailableSignalLayer : IPCB_LayerObject; </text:span><text:span text:style-name="T32"><text:line-break/></text:span><text:span text:style-name="HTMLCode">FirstAvailableInternalPlane : IPCB_InternalPlane;</text:span><text:span text:style-name="T33"><text:line-break/></text:span><text:span text:style-name="HTMLCode">SignalLayerCount : Integer;   </text:span></text:p>
          </table:table-cell>
          <table:table-cell table:style-name="TableCell34">
            <text:p text:style-name="NormalWeb"><text:span text:style-name="T35">Methods/Functions</text:span><text:span text:style-name="T36"><text:line-break/></text:span><text:span text:style-name="HTMLCode">RemoveFromStack(L : IPCB_LayerObject_V7);</text:span><text:span text:style-name="T37"><text:line-break/></text:span><text:span text:style-name="HTMLCode">InsertInStackBelow (RefL : IPCB_LayerObject_V7;</text:span><text:span text:style-name="T38"><text:line-break/></text:span><text:span text:style-name="HTMLCode">                      L : IPCB_LayerObject_V7);</text:span><text:span text:style-name="T39"><text:line-break/></text:span><text:span text:style-name="HTMLCode">InsertInStackAbove (RefL : IPCB_LayerObject_V7;</text:span><text:span text:style-name="T40"><text:line-break/></text:span><text:span text:style-name="HTMLCode">                      L : IPCB_LayerObject_V7);</text:span><text:span text:style-name="T41"><text:line-break/></text:span><text:span text:style-name="HTMLCode">FirstLayer : IPCB_LayerObject_V7;</text:span><text:span text:style-name="T42"><text:line-break/></text:span><text:span text:style-name="HTMLCode">NextLayer(L : IPCB_LayerObject_V7) : IPCB_LayerObject_V7;</text:span><text:span text:style-name="T43"><text:line-break/></text:span><text:span text:style-name="HTMLCode">PreviousLayer(L : IPCB_LayerObject_V7) : IPCB_LayerObject_V7;</text:span><text:span text:style-name="T44"><text:line-break/></text:span><text:span text:style-name="HTMLCode">LastLayer : IPCB_LayerObject_V7;</text:span><text:span text:style-name="T45"><text:line-break/></text:span><text:span text:style-name="HTMLCode">InsertLayer(L : TV6_Layer);</text:span><text:span text:style-name="T46"><text:line-break/></text:span><text:span text:style-name="HTMLCode">LastInternalPlane : IPCB_InternalPlane_V7;</text:span><text:span text:style-name="T47"><text:line-break/></text:span><text:span text:style-name="HTMLCode">FirstAvailableSignalLayer : IPCB_LayerObject_V7;</text:span><text:span text:style-name="T48"><text:line-break/></text:span><text:span text:style-name="HTMLCode">FirstAvailableInternalPlane : IPCB_InternalPlane_V7;</text:span><text:span text:style-name="T49"><text:line-break/></text:span><text:span text:style-name="HTMLCode">SignalLayerCount : Integer;</text:span><text:span text:style-name="T50"><text:line-break/></text:span><text:span text:style-name="HTMLCode">LayersInStackCount : Integer;</text:span><text:span text:style-name="T51"><text:line-break/></text:span><text:span text:style-name="HTMLCode">GetState_LayerStackStyle : TLayerStackStyle;</text:span><text:span text:style-name="T52"><text:line-break/></text:span><text:span text:style-name="HTMLCode">SetState_LayerStackStyle(SS : TLayerStackStyle);</text:span></text:p>
          </table:table-cell>
          <table:table-cell table:style-name="TableCell53">
            <text:p text:style-name="NormalWeb"><text:span text:style-name="T54">Methods/Functions</text:span><text:span text:style-name="T55"><text:line-break/></text:span><text:span text:style-name="HTMLCode">Board : IPCB_Board;</text:span><text:span text:style-name="T56"><text:line-break/></text:span><text:span text:style-name="HTMLCode">LayerObject(ALayer : TV6_Layer) : IPCB_LayerObject;</text:span><text:span text:style-name="T57"><text:line-break/></text:span><text:span text:style-name="HTMLCode">DielectricTop : IPCB_SolderMaskLayer;</text:span><text:span text:style-name="T58"><text:line-break/></text:span><text:span text:style-name="HTMLCode">DielectricBottom : IPCB_SolderMaskLayer;</text:span><text:span text:style-name="T59"><text:line-break/></text:span><text:span text:style-name="HTMLCode">ID : WideString;</text:span><text:span text:style-name="T60"><text:line-break/></text:span><text:span text:style-name="HTMLCode">StateID : Integer;</text:span><text:span text:style-name="T61"><text:line-break/></text:span><text:span text:style-name="HTMLCode">Count : Integer;</text:span><text:span text:style-name="T62"><text:line-break/></text:span><text:span text:style-name="HTMLCode">Iterator : IPCB_LayerObjectIterator;</text:span><text:span text:style-name="T63"><text:line-break/></text:span><text:span text:style-name="HTMLCode">First(t : TLayerClassID) : IPCB_LayerObject;</text:span><text:span text:style-name="T64"><text:line-break/></text:span><text:span text:style-name="HTMLCode">Last(t : TLayerClassID) : IPCB_LayerObject;</text:span><text:span text:style-name="T65"><text:line-break/></text:span><text:span text:style-name="HTMLCode">Next(t : TLayerClassID; ARefLayer : IPCB_LayerObject) : IPCB_LayerObject;</text:span><text:span text:style-name="T66"><text:line-break/></text:span><text:span text:style-name="HTMLCode">Previous(t : TLayerClassID; ARefLayer : IPCB_LayerObject) : IPCB_LayerObject;</text:span></text:p>
          </table:table-cell>
        </table:table-row>
        <table:table-row table:style-name="TableRow67">
          <table:table-cell table:style-name="TableCell68">
            <text:p text:style-name="NormalWeb"><text:span text:style-name="T69">Properties</text:span><text:span text:style-name="T70"><text:line-break/></text:span><text:span text:style-name="HTMLCode">Board : IPCB_BoardRead</text:span><text:span text:style-name="T71"><text:line-break/></text:span><text:span text:style-name="HTMLCode">    - GetState_Board;</text:span><text:span text:style-name="T72"><text:line-break/></text:span><text:span text:style-name="HTMLCode">LayerObject [L : TLayer]: IPCB_LayerObject</text:span><text:span text:style-name="T73"><text:line-break/></text:span><text:span text:style-name="HTMLCode">    - GetState_LayerObject;</text:span><text:span text:style-name="T74"><text:line-break/></text:span><text:span text:style-name="HTMLCode">DielectricTop : IPCB_DielectricObject</text:span><text:span text:style-name="T75"><text:line-break/></text:span><text:span text:style-name="HTMLCode">    - GetState_DielectricTop;</text:span><text:span text:style-name="T76"><text:line-break/></text:span><text:span text:style-name="HTMLCode">DielectricBottom: IPCB_DielectricObject</text:span><text:span text:style-name="T77"><text:line-break/></text:span><text:span text:style-name="HTMLCode">    - GetState_DielectricBottom;</text:span><text:span text:style-name="T78"><text:line-break/></text:span><text:span text:style-name="HTMLCode">ShowDielectricTop : Boolean</text:span><text:span text:style-name="T79"><text:line-break/></text:span><text:span text:style-name="HTMLCode">    - GetState_ShowTopDielectric;</text:span><text:span text:style-name="T80"><text:line-break/></text:span><text:span text:style-name="HTMLCode">    - SetState_ShowTopDielectric;</text:span><text:span text:style-name="T81"><text:line-break/></text:span><text:span text:style-name="HTMLCode">ShowDielectricBottom: Boolean</text:span><text:span text:style-name="T82"><text:line-break/></text:span><text:span text:style-name="HTMLCode">    - GetState_ShowBotDielectric;</text:span><text:span text:style-name="T83"><text:line-break/></text:span><text:span text:style-name="HTMLCode">    - SetState_ShowBotDielectric;</text:span></text:p>
          </table:table-cell>
          <table:table-cell table:style-name="TableCell84">
            <text:p text:style-name="NormalWeb"><text:span text:style-name="T85">Properties</text:span><text:span text:style-name="T86"><text:line-break/></text:span><text:span text:style-name="HTMLCode">Board : IPCB_BoardRead</text:span><text:span text:style-name="T87"><text:line-break/></text:span><text:span text:style-name="HTMLCode">    - GetState_Board;</text:span><text:span text:style-name="T88"><text:line-break/></text:span><text:span text:style-name="HTMLCode">LayerObject [L : TLayer]: IPCB_LayerObject</text:span><text:span text:style-name="T89"><text:line-break/></text:span><text:span text:style-name="HTMLCode">    - GetState_LayerObject;</text:span><text:span text:style-name="T90"><text:line-break/></text:span><text:span text:style-name="HTMLCode">DielectricTop : IPCB_DielectricObject</text:span><text:span text:style-name="T91"><text:line-break/></text:span><text:span text:style-name="HTMLCode">    - GetState_DielectricTop;</text:span><text:span text:style-name="T92"><text:line-break/></text:span><text:span text:style-name="HTMLCode">DielectricBottom: IPCB_DielectricObject</text:span><text:span text:style-name="T93"><text:line-break/></text:span><text:span text:style-name="HTMLCode">    - GetState_DielectricBottom;</text:span><text:span text:style-name="T94"><text:line-break/></text:span><text:span text:style-name="HTMLCode">ShowDielectricTop : Boolean</text:span><text:span text:style-name="T95"><text:line-break/></text:span><text:span text:style-name="HTMLCode">    - GetState_ShowTopDielectric;</text:span><text:span text:style-name="T96"><text:line-break/></text:span><text:span text:style-name="HTMLCode">    - SetState_ShowTopDielectric;</text:span><text:span text:style-name="T97"><text:line-break/></text:span><text:span text:style-name="HTMLCode">ShowDielectricBottom: Boolean</text:span><text:span text:style-name="T98"><text:line-break/></text:span><text:span text:style-name="HTMLCode">    - GetState_ShowBotDielectric;</text:span><text:span text:style-name="T99"><text:line-break/></text:span><text:span text:style-name="HTMLCode">    - SetState_ShowBotDielectric;</text:span></text:p>
          </table:table-cell>
          <table:table-cell table:style-name="TableCell100">
            <text:p text:style-name="NormalWeb"><text:span text:style-name="T101">Properties</text:span><text:span text:style-name="T102"><text:line-break/></text:span><text:span text:style-name="HTMLCode">Name : TPCBString</text:span><text:span text:style-name="T103"><text:line-break/></text:span><text:span text:style-name="HTMLCode">    - GetState_Name;</text:span><text:span text:style-name="T104"><text:line-break/></text:span><text:span text:style-name="HTMLCode">    - SetState_Name;</text:span><text:span text:style-name="T105"><text:line-break/></text:span><text:span text:style-name="HTMLCode">IsFlex : Boolean</text:span><text:span text:style-name="T106"><text:line-break/></text:span><text:span text:style-name="HTMLCode">    - GetState_IsFlex;</text:span><text:span text:style-name="T107"><text:line-break/></text:span><text:span text:style-name="HTMLCode">    - SetState_IsFlex;</text:span><text:span text:style-name="T108"><text:line-break/></text:span><text:span text:style-name="HTMLCode">ShowDielectricTop : Boolean</text:span><text:span text:style-name="T109"><text:line-break/></text:span><text:span text:style-name="HTMLCode">    - GetState_ShowTopDielectric;</text:span><text:span text:style-name="T110"><text:line-break/></text:span><text:span text:style-name="HTMLCode">    - SetState_ShowTopDielectric;</text:span><text:span text:style-name="T111"><text:line-break/></text:span><text:span text:style-name="HTMLCode">ShowDielectricBottom : Boolean</text:span><text:span text:style-name="T112"><text:line-break/></text:span><text:span text:style-name="HTMLCode">    - GetState_ShowBotDielectric;</text:span><text:span text:style-name="T113"><text:line-break/></text:span><text:span text:style-name="HTMLCode">    - SetState_ShowBotDielectric;</text:span></text:p>
          </table:table-cell>
        </table:table-row>
      </table:table>
      <text:h text:style-name="Heading3" text:outline-level="3"/>
      <text:h text:style-name="Heading3" text:outline-level="3">IPCB_LayerObject</text:h>
      <table:table table:style-name="Table114">
        <table:table-columns>
          <table:table-column table:style-name="TableColumn115"/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h text:style-name="Heading5" text:outline-level="5">IPCB_LayerObject - Deprecated</text:h>
          </table:table-cell>
          <table:table-cell table:style-name="TableCell120">
            <text:h text:style-name="Heading5" text:outline-level="5">IPCB_LayerObject _V7</text:h>
          </table:table-cell>
          <table:table-cell table:style-name="TableCell121">
            <text:h text:style-name="Heading5" text:outline-level="5">IPCB_LayerObject</text:h>
          </table:table-cell>
        </table:table-row>
        <table:table-row table:style-name="TableRow122">
          <table:table-cell table:style-name="TableCell123">
            <text:p text:style-name="Normal"><text:span text:style-name="T124">Methods</text:span><text:span text:style-name="T125"><text:line-break/></text:span><text:span text:style-name="HTMLCode">I_ObjectAddress : TPCBObjectHandle;</text:span><text:span text:style-name="T126"><text:line-break/></text:span><text:span text:style-name="HTMLCode">IsInLayerStack : Boolean;</text:span></text:p>
          </table:table-cell>
          <table:table-cell table:style-name="TableCell127">
            <text:p text:style-name="NormalWeb"><text:span text:style-name="T128">Methods/Functions</text:span><text:span text:style-name="T129"><text:line-break/></text:span><text:span text:style-name="HTMLCode">Dielectric : IPCB_DielectricObject;</text:span><text:span text:style-name="T130"><text:line-break/></text:span><text:span text:style-name="HTMLCode">LayerID : TV6_Layer;</text:span><text:line-break/> </text:p>
          </table:table-cell>
          <table:table-cell table:style-name="TableCell131">
            <text:p text:style-name="NormalWeb"><text:span text:style-name="T132">Methods/Functions</text:span><text:span text:style-name="T133"><text:line-break/></text:span><text:span text:style-name="HTMLCode">I_ObjectAddress : Pointer</text:span><text:span text:style-name="T134"><text:line-break/></text:span><text:span text:style-name="HTMLCode">IsInLayerStack : Boolean;</text:span><text:span text:style-name="T135"><text:line-break/></text:span><text:span text:style-name="HTMLCode">V7_LayerID : IDispatch; (TV7_Layer)</text:span><text:span text:style-name="T136"><text:line-break/></text:span><text:span text:style-name="HTMLCode">V6_LayerID : TV6_Layer;</text:span><text:span text:style-name="T137"><text:line-break/></text:span><text:span text:style-name="HTMLCode">LayerStack : IPCB_LayerStackBase;</text:span></text:p>
          </table:table-cell>
        </table:table-row>
        <table:table-row table:style-name="TableRow138">
          <table:table-cell table:style-name="TableCell139">
            <text:p text:style-name="NormalWeb"><text:span text:style-name="T140">Properties</text:span><text:span text:style-name="T141"><text:line-break/></text:span><text:span text:style-name="HTMLCode">LayerStack : IPCB_LayerStack</text:span><text:line-break/><text:span text:style-name="HTMLCode">    - GetState_LayerStack;</text:span><text:span text:style-name="T142"><text:line-break/></text:span><text:span text:style-name="HTMLCode">LayerID : TLayer</text:span><text:line-break/><text:span text:style-name="HTMLCode">    - GetState_LayerID;</text:span><text:span text:style-name="T143"><text:line-break/></text:span><text:span text:style-name="HTMLCode">    - Write SetState_LayerID;</text:span><text:span text:style-name="T144"><text:line-break/></text:span><text:span text:style-name="HTMLCode">Name: TPCBString</text:span><text:span text:style-name="T145"><text:line-break/></text:span><text:span text:style-name="HTMLCode">    - GetState_LayerName;</text:span><text:span text:style-name="T146"><text:line-break/></text:span><text:span text:style-name="HTMLCode">    - SetState_LayerName;</text:span><text:span text:style-name="T147"><text:line-break/></text:span><text:span text:style-name="HTMLCode">CopperThickness : TCoord</text:span><text:span text:style-name="T148"><text:line-break/></text:span><text:span text:style-name="HTMLCode">    - GetState_CopperThickness;</text:span><text:span text:style-name="T149"><text:line-break/></text:span><text:span text:style-name="HTMLCode">    - SetState_CopperThickness;</text:span><text:span text:style-name="T150"><text:line-break/></text:span><text:span text:style-name="HTMLCode">Dielectric  : IPCB_DielectricObject</text:span><text:span text:style-name="T151"><text:line-break/></text:span><text:span text:style-name="HTMLCode">    - GetState_Dielectric;</text:span><text:span text:style-name="T152"><text:line-break/></text:span><text:span text:style-name="HTMLCode">UsedByPrims : Boolean</text:span><text:span text:style-name="T153"><text:line-break/></text:span><text:soft-page-break/><text:span text:style-name="HTMLCode">    - GetState_UsedByPrims;</text:span><text:span text:style-name="T154"><text:line-break/></text:span><text:span text:style-name="HTMLCode">    - SetState_UsedByPrims;</text:span><text:span text:style-name="T155"><text:line-break/></text:span><text:span text:style-name="HTMLCode">IsDisplayed[Board : IPCB_Board] : Boolean</text:span><text:span text:style-name="T156"><text:line-break/></text:span><text:span text:style-name="HTMLCode">    - GetState_IsDisplayed;</text:span><text:span text:style-name="T157"><text:line-break/></text:span><text:span text:style-name="HTMLCode">    - SetState_IsDisplayed;</text:span><text:span text:style-name="T158"><text:line-break/></text:span><text:span text:style-name="HTMLCode">PreviousLayer : TLayer</text:span><text:span text:style-name="T159"><text:line-break/></text:span><text:span text:style-name="HTMLCode">    - GetState_PreviousLayer;</text:span><text:span text:style-name="T160"><text:line-break/></text:span><text:span text:style-name="HTMLCode">    - SetState_PreviousLayer;</text:span><text:span text:style-name="T161"><text:line-break/></text:span><text:span text:style-name="HTMLCode">NextLayer : TLayer</text:span><text:span text:style-name="T162"><text:line-break/></text:span><text:span text:style-name="HTMLCode">    - GetState_NextLayer;</text:span><text:span text:style-name="T163"><text:line-break/></text:span><text:span text:style-name="HTMLCode">    - SetState_NextLayer;</text:span></text:p>
          </table:table-cell>
          <table:table-cell table:style-name="TableCell164">
            <text:p text:style-name="NormalWeb"><text:span text:style-name="T165">Properties</text:span><text:span text:style-name="T166"><text:line-break/></text:span><text:span text:style-name="HTMLCode">IsDisplayed [Board : IPCB_Board] : Boolean</text:span><text:line-break/><text:span text:style-name="HTMLCode">    - GetState_IsDisplayed;</text:span><text:span text:style-name="T167"><text:line-break/></text:span><text:span text:style-name="HTMLCode">    - SetState_IsDisplayed;</text:span><text:span text:style-name="T168"><text:line-break/></text:span><text:span text:style-name="HTMLCode">CopperThickness : Tcoord</text:span><text:span text:style-name="T169"><text:line-break/></text:span><text:span text:style-name="HTMLCode">    - GetState_CopperThickness;</text:span><text:span text:style-name="T170"><text:line-break/></text:span><text:span text:style-name="HTMLCode">    - SetState_CopperThickness;</text:span><text:line-break/> </text:p>
          </table:table-cell>
          <table:table-cell table:style-name="TableCell171">
            <text:p text:style-name="Normal"><text:span text:style-name="T172">Properties</text:span><text:span text:style-name="T173"><text:line-break/></text:span><text:span text:style-name="HTMLCode">Name : TPCBString</text:span><text:span text:style-name="T174"><text:line-break/></text:span><text:span text:style-name="HTMLCode">    - GetState_LayerName;</text:span><text:span text:style-name="T175"><text:line-break/></text:span><text:span text:style-name="HTMLCode">    - SetState_LayerName;</text:span><text:span text:style-name="T176"><text:line-break/></text:span><text:span text:style-name="HTMLCode">UsedByPrims : Boolean</text:span><text:span text:style-name="T177"><text:line-break/></text:span><text:span text:style-name="HTMLCode">    - GetState_UsedByPrims;</text:span><text:span text:style-name="T178"><text:line-break/></text:span><text:span text:style-name="HTMLCode">    - SetState_UsedByPrims;</text:span></text:p>
          </table:table-cell>
        </table:table-row>
      </table:table>
      <text:p text:style-name="NormalWeb"> 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fo:margin-top="0.0694in" fo:margin-bottom="0.0694in"/>
      <style:text-properties fo:font-weight="bold" style:font-weight-asian="bold" style:font-weight-complex="bold" fo:font-size="13.5pt" style:font-size-asian="13.5pt" style:font-size-complex="13.5pt" fo:hyphenate="false"/>
    </style:style>
    <style:style style:name="Heading5" style:display-name="Heading 5" style:family="paragraph" style:parent-style-name="Normal" style:default-outline-level="5">
      <style:paragraph-properties fo:margin-top="0.0694in" fo:margin-bottom="0.0694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DefaultParagraphFont" style:display-name="Default Paragraph Font" style:family="text"/>
    <style:style style:name="msonormal0" style:display-name="msonormal" style:family="paragraph" style:parent-style-name="Normal">
      <style:paragraph-properties fo:margin-top="0.0694in" fo:margin-bottom="0.0694in"/>
      <style:text-properties fo:hyphenate="false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 fo:font-size="12pt" style:font-size-asian="12pt" style:font-size-complex="12pt"/>
    </style:style>
    <style:style style:name="NormalWeb" style:display-name="Normal (Web)" style:family="paragraph" style:parent-style-name="Normal">
      <style:paragraph-properties fo:margin-top="0.0694in" fo:margin-bottom="0.0694in"/>
      <style:text-properties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6.5354in" fo:page-height="11.693in" style:print-orientation="landscape" fo:margin-top="0.1972in" fo:margin-left="0.1972in" fo:margin-bottom="0.1972in" fo:margin-right="0.19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stin MASSIOT</meta:initial-creator>
    <dc:creator>Justin MASSIOT</dc:creator>
    <meta:creation-date>2023-07-17T12:03:00Z</meta:creation-date>
    <dc:date>2023-07-17T12:07:00Z</dc:date>
    <meta:template xlink:href="Normal.dotm" xlink:type="simple"/>
    <meta:editing-cycles>4</meta:editing-cycles>
    <meta:editing-duration>PT300S</meta:editing-duration>
    <meta:document-statistic meta:page-count="1" meta:paragraph-count="9" meta:word-count="739" meta:character-count="4798" meta:row-count="33" meta:non-whitespace-character-count="4068"/>
  </office:meta>
</office:document-meta>
</file>